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atorium z rozpoznawania obrazów</text:p>
      <text:p text:style-name="P1"/>
      <text:p text:style-name="P1">1. wavelets</text:p>
      <text:p text:style-name="P1"/>
      <text:p text:style-name="P1"/>
      <text:list xml:id="list5769552985433400671" text:style-name="L1">
        <text:list-item>
          <text:p text:style-name="P2">Wybierz 2 zdjęcia o różnej złożoności. (czarno białe)</text:p>
        </text:list-item>
        <text:list-item>
          <text:p text:style-name="P2">Wykorzystaj pakiet CRAN “waveslim” dwt.2D do:</text:p>
          <text:list>
            <text:list-item>
              <text:p text:style-name="P2">dokonaj kompresji wybranych obrazów dla identycznego stopnia kompresji (jednakowa ilość zostawionych współczynników) dla:</text:p>
              <text:list>
                <text:list-item>
                  <text:p text:style-name="P2">2 różnych zbiorów falek</text:p>
                </text:list-item>
                <text:list-item>
                  <text:p text:style-name="P2">2 różnych poziomów dekompozycji</text:p>
                </text:list-item>
              </text:list>
            </text:list-item>
          </text:list>
        </text:list-item>
        <text:list-item>
          <text:p text:style-name="P2">Porównaj otrzymane wyniki z oryginałam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told Dzwinel</meta:initial-creator>
    <meta:creation-date>2014-10-01T21:53:10.01</meta:creation-date>
    <meta:document-statistic meta:table-count="0" meta:image-count="0" meta:object-count="0" meta:page-count="1" meta:paragraph-count="8" meta:word-count="52" meta:character-count="372"/>
    <dc:date>2014-10-01T22:17:06.54</dc:date>
    <dc:creator>Witold Dzwinel</dc:creator>
    <meta:editing-duration>PT8M46S</meta:editing-duration>
    <meta:editing-cycles>1</meta:editing-cycles>
    <meta:generator>OpenOffice/4.1.0$Win32 OpenOffice.org_project/410m18$Build-9764</meta:generator>
  </office:meta>
</office:document-meta>
</file>